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46" style:family="table-cell" style:parent-style-name="Default" style:data-style-name="N61"/>
    <style:style style:name="ce48" style:family="table-cell" style:parent-style-name="Default" style:data-style-name="N61">
      <style:table-cell-properties fo:background-color="#fff2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7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5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60" style:family="table-cell" style:parent-style-name="Default" style:data-style-name="N61">
      <style:table-cell-properties fo:border-bottom="0.74pt solid #000000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  <style:style style:name="ce54" style:family="table-cell" style:parent-style-name="Default">
      <style:table-cell-properties fo:border-bottom="none" fo:background-color="#89c765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21"/>
        <table:table-column table:style-name="co1" table:default-cell-style-name="ce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1"/>
        <table:table-column table:style-name="co5" table:default-cell-style-name="ce21"/>
        <table:table-column table:style-name="co6" table:default-cell-style-name="ce21"/>
        <table:table-column table:style-name="co1" table:default-cell-style-name="ce21"/>
        <table:table-column table:style-name="co1" table:default-cell-style-name="ce1"/>
        <table:table-column table:style-name="co1" table:number-columns-repeated="3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7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2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2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2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CPX lazy constraint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CPX lazy callback (TL 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CPX lazy callback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Loop Method (TL 120x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36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19817279" calcext:value-type="float">
            <text:p>1,98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773384" calcext:value-type="float">
            <text:p>1,98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57" office:value-type="float" office:value="21281900" calcext:value-type="float">
            <text:p>2,13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349" calcext:value-type="float">
            <text:p>349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359" calcext:value-type="float">
            <text:p>359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478" calcext:value-type="float">
            <text:p>478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926364" calcext:value-type="float">
            <text:p>2,49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4486900" calcext:value-type="float">
            <text:p>2,45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1516600" calcext:value-type="float">
            <text:p>2,15E+07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348" calcext:value-type="float">
            <text:p>348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541" calcext:value-type="float">
            <text:p>541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364" calcext:value-type="float">
            <text:p>364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2130478" calcext:value-type="float">
            <text:p>2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27" office:value-type="float" office:value="577" calcext:value-type="float">
            <text:p>577</text:p>
          </table:table-cell>
          <table:table-cell table:style-name="ce31" office:value-type="float" office:value="23110362" calcext:value-type="float">
            <text:p>2,3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3533100" calcext:value-type="float">
            <text:p>2,35E+07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304" calcext:value-type="float">
            <text:p>304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319" calcext:value-type="float">
            <text:p>319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795781" calcext:value-type="float">
            <text:p>2,4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6597600" calcext:value-type="float">
            <text:p>2,6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022076852" calcext:value-type="float">
            <text:p>8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23999876" calcext:value-type="float">
            <text:p>2,40E+07</text:p>
          </table:table-cell>
          <table:table-cell table:style-name="ce27" office:value-type="float" office:value="538" calcext:value-type="float">
            <text:p>538</text:p>
          </table:table-cell>
          <table:table-cell table:style-name="ce31" office:value-type="float" office:value="23897926" calcext:value-type="float">
            <text:p>2,39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571" calcext:value-type="float">
            <text:p>571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357" calcext:value-type="float">
            <text:p>357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4009597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27" office:value-type="float" office:value="587" calcext:value-type="float">
            <text:p>587</text:p>
          </table:table-cell>
          <table:table-cell table:style-name="ce31" office:value-type="float" office:value="300024812408" calcext:value-type="float">
            <text:p>3,00E+11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34897200" calcext:value-type="float">
            <text:p>3,49E+07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27585200" calcext:value-type="float">
            <text:p>2,76E+07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484" calcext:value-type="float">
            <text:p>484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656554.3221" calcext:value-type="float">
            <text:p>8,66E+06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8555171.3963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418284" calcext:value-type="float">
            <text:p>8,42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780972" calcext:value-type="float">
            <text:p>9,78E+06</text:p>
          </table:table-cell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71" calcext:value-type="float">
            <text:p>471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08" calcext:value-type="float">
            <text:p>50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0785.16071" calcext:value-type="float">
            <text:p>9,50E+06</text:p>
          </table:table-cell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10056700" calcext:value-type="float">
            <text:p>1,01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5" calcext:value-type="float">
            <text:p>8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28" calcext:value-type="float">
            <text:p>52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1949537" calcext:value-type="float">
            <text:p>1,1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578818.8115" calcext:value-type="float">
            <text:p>8,58E+06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8604208.9276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858200" calcext:value-type="float">
            <text:p>1,09E+07</text:p>
          </table:table-cell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47" office:value-type="float" office:value="4" calcext:value-type="float">
            <text:p>4</text:p>
          </table:table-cell>
          <table:table-cell table:style-name="ce32" office:value-type="float" office:value="8933494.4273" calcext:value-type="float">
            <text:p>8,93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54" office:value-type="float" office:value="21" calcext:value-type="float">
            <text:p>21</text:p>
          </table:table-cell>
          <table:table-cell table:style-name="ce55" office:value-type="float" office:value="8933494" calcext:value-type="float">
            <text:p>8,93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5313" calcext:value-type="float">
            <text:p>9,51E+0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989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777860" calcext:value-type="float">
            <text:p>1,08E+07</text:p>
          </table:table-cell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82" calcext:value-type="float">
            <text:p>8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47" office:value-type="float" office:value="22" calcext:value-type="float">
            <text:p>2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63" calcext:value-type="float">
            <text:p>363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47" office:value-type="float" office:value="71" calcext:value-type="float">
            <text:p>71</text:p>
          </table:table-cell>
          <table:table-cell table:style-name="ce32" office:value-type="float" office:value="8357195.5357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3" calcext:value-type="float">
            <text:p>40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4" calcext:value-type="float">
            <text:p>404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47" office:value-type="float" office:value="26" calcext:value-type="float">
            <text:p>26</text:p>
          </table:table-cell>
          <table:table-cell table:style-name="ce32" office:value-type="float" office:value="9178499.6888" calcext:value-type="float">
            <text:p>9,18E+06</text:p>
          </table:table-cell>
          <table:table-cell table:style-name="ce27" office:value-type="float" office:value="305" calcext:value-type="float">
            <text:p>305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47" office:value-type="float" office:value="600" calcext:value-type="float">
            <text:p>600</text:p>
          </table:table-cell>
          <table:table-cell office:value-type="float" office:value="9492308.7106" calcext:value-type="float">
            <text:p>9,49E+06</text:p>
          </table:table-cell>
          <table:table-cell table:style-name="ce27" office:value-type="float" office:value="346" calcext:value-type="float">
            <text:p>346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358" calcext:value-type="float">
            <text:p>358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987249.45332" calcext:value-type="float">
            <text:p>9,9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36973422" calcext:value-type="float">
            <text:p>1,2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3034420802" calcext:value-type="float">
            <text:p>1,30E+10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296" calcext:value-type="float">
            <text:p>296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48036808" calcext:value-type="float">
            <text:p>2,05E+09</text:p>
          </table:table-cell>
          <table:table-cell table:style-name="ce27" office:value-type="float" office:value="117" calcext:value-type="float">
            <text:p>117</text:p>
          </table:table-cell>
          <table:table-cell table:style-name="ce31" office:value-type="float" office:value="15036654409" calcext:value-type="float">
            <text:p>1,50E+10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460" calcext:value-type="float">
            <text:p>46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1914900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27" office:value-type="float" office:value="399" calcext:value-type="float">
            <text:p>399</text:p>
          </table:table-cell>
          <table:table-cell table:style-name="ce31" office:value-type="float" office:value="22624578" calcext:value-type="float">
            <text:p>2,26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558" calcext:value-type="float">
            <text:p>558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47500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400056444040" calcext:value-type="float">
            <text:p>1,4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47" office:value-type="string" calcext:value-type="string">
            <text:p>TL</text:p>
          </table:table-cell>
          <table:table-cell table:style-name="ce32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97544" calcext:value-type="float">
            <text:p>2,42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477807" calcext:value-type="float">
            <text:p>2,45E+07</text:p>
          </table:table-cell>
          <table:table-cell table:style-name="ce27" office:value-type="string" calcext:value-type="string">
            <text:p>TL</text:p>
          </table:table-cell>
          <table:table-cell table:style-name="ce55" office:value-type="float" office:value="26549800" calcext:value-type="float">
            <text:p>2,65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3742700" calcext:value-type="float">
            <text:p>2,37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54" office:value-type="float" office:value="360" calcext:value-type="float">
            <text:p>360</text:p>
          </table:table-cell>
          <table:table-cell table:style-name="ce55" office:value-type="float" office:value="15372706" calcext:value-type="float">
            <text:p>1,5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5372706" calcext:value-type="float">
            <text:p>1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25464037" calcext:value-type="float">
            <text:p>5,03E+09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2024720134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0025913625" calcext:value-type="float">
            <text:p>5,00E+11</text:p>
          </table:table-cell>
          <table:table-cell table:style-name="ce27" office:value-type="string" calcext:value-type="string">
            <text:p>TL</text:p>
          </table:table-cell>
          <table:table-cell table:style-name="ce55" office:value-type="float" office:value="33501000" calcext:value-type="float">
            <text:p>3,35E+07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34" office:value-type="float" office:value="100000000000" calcext:value-type="float">
            <text:p>1,00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28564664" calcext:value-type="float">
            <text:p>3,03E+09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93003055385" calcext:value-type="float">
            <text:p>9,3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string" calcext:value-type="string">
            <text:p>TL</text:p>
          </table:table-cell>
          <table:table-cell table:style-name="ce60" office:value-type="float" office:value="46473500" calcext:value-type="float">
            <text:p>4,65E+07</text:p>
          </table:table-cell>
          <table:table-cell table:style-name="ce52" office:value-type="float" office:value="600" calcext:value-type="float">
            <text:p>600</text:p>
          </table:table-cell>
          <table:table-cell table:style-name="ce43" office:value-type="float" office:value="30869800" calcext:value-type="float">
            <text:p>3,09E+07</text:p>
          </table:table-cell>
          <table:table-cell table:style-name="ce28" office:value-type="float" office:value="538" calcext:value-type="float">
            <text:p>538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592" calcext:value-type="float">
            <text:p>592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Const – callback 5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onst – callback 10 m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loop – callback 10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allback 10 m – HR</text:p>
          </table:table-cell>
          <table:covered-table-cell/>
          <table:table-cell/>
          <table:table-cell office:value-type="string" calcext:value-type="string">
            <text:p>H – S</text:p>
          </table:table-cell>
          <table:table-cell table:style-name="ce21" office:value-type="string" calcext:value-type="string">
            <text:p>H – HR</text:p>
          </table:table-cell>
          <table:table-cell table:number-columns-repeated="2"/>
          <table:table-cell office:value-type="string" calcext:value-type="string">
            <text:p>HR – SR</text:p>
          </table:table-cell>
          <table:table-cell table:style-name="ce21" office:value-type="string" calcext:value-type="string">
            <text:p>S – SR</text:p>
          </table:table-cell>
          <table:table-cell table:number-columns-repeated="2"/>
          <table:table-cell office:value-type="string" calcext:value-type="string">
            <text:p>Tabu-multi</text:p>
          </table:table-cell>
          <table:table-cell table:number-columns-repeated="2"/>
          <table:table-cell office:value-type="string" calcext:value-type="string">
            <text:p>Tabu-HR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6]-[.I16])/([.E16]+[.I16])" office:value-type="float" office:value="0.0161076895361768" calcext:value-type="float">
            <text:p>1,61E-02</text:p>
          </table:table-cell>
          <table:table-cell table:style-name="Default"/>
          <table:table-cell table:style-name="ce46" table:formula="of:=([.G16]-[.K16])/([.G16]+[.K16])" office:value-type="float" office:value="-0.00716605641762377" calcext:value-type="float">
            <text:p>-7,17E-03</text:p>
          </table:table-cell>
          <table:table-cell table:style-name="Default"/>
          <table:table-cell table:style-name="ce46"/>
          <table:table-cell table:style-name="Default"/>
          <table:table-cell table:style-name="ce46" table:formula="of:=([.K16]-[.O16])/([.K16]+[.O16])" office:value-type="float" office:value="-0.022481572642513" calcext:value-type="float">
            <text:p>-2,25E-02</text:p>
          </table:table-cell>
          <table:table-cell table:style-name="Default"/>
          <table:table-cell/>
          <table:table-cell table:style-name="ce46" table:formula="of:=([.K16]-[.S16])/([.K16]+[.S16])" office:value-type="float" office:value="0.00232002190026463" calcext:value-type="float">
            <text:p>2,32E-03</text:p>
          </table:table-cell>
          <table:table-cell table:number-columns-repeated="2"/>
          <table:table-cell table:style-name="ce46" table:formula="of:=([.Q16]-[.U16])/([.Q16]+[.U16])" office:value-type="float" office:value="-0.00127127449062416" calcext:value-type="float">
            <text:p>-1,27E-03</text:p>
          </table:table-cell>
          <table:table-cell table:style-name="ce46" table:formula="of:=([.Q16]-[.S16])/([.Q16]+[.S16])" office:value-type="float" office:value="-0.0206942678226224" calcext:value-type="float">
            <text:p>-2,07E-02</text:p>
          </table:table-cell>
          <table:table-cell table:number-columns-repeated="2"/>
          <table:table-cell table:style-name="ce46" table:formula="of:=([.S16]-[.W16])/([.S16]+[.W16])" office:value-type="float" office:value="0.00370394725887938" calcext:value-type="float">
            <text:p>3,70E-03</text:p>
          </table:table-cell>
          <table:table-cell table:style-name="ce46" table:formula="of:=([.U16]-[.W16])/([.U16]+[.W16])" office:value-type="float" office:value="-0.0157206880719659" calcext:value-type="float">
            <text:p>-1,57E-02</text:p>
          </table:table-cell>
          <table:table-cell table:number-columns-repeated="2"/>
          <table:table-cell table:style-name="ce46" table:formula="of:=([.Y16]-[.AC16])/([.Y16]+[.AC16])" office:value-type="float" office:value="-0.819552606135024" calcext:value-type="float">
            <text:p>-8,20E-01</text:p>
          </table:table-cell>
          <table:table-cell table:number-columns-repeated="2"/>
          <table:table-cell table:style-name="ce46" table:formula="of:=([.Y16]-[.S16])/([.Y16]+[.S16])" office:value-type="float" office:value="0.0593789458438786" calcext:value-type="float">
            <text:p>5,9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7]-[.I17])/([.E17]+[.I17])" office:value-type="float" office:value="-0.989311586617525" calcext:value-type="float">
            <text:p>-9,89E-01</text:p>
          </table:table-cell>
          <table:table-cell table:style-name="Default"/>
          <table:table-cell table:style-name="ce46" table:formula="of:=([.G17]-[.K17])/([.G17]+[.K17])" office:value-type="float" office:value="-0.0240314183994018" calcext:value-type="float">
            <text:p>-2,40E-02</text:p>
          </table:table-cell>
          <table:table-cell table:style-name="Default" table:number-columns-repeated="3"/>
          <table:table-cell table:style-name="ce46" table:formula="of:=([.K17]-[.O17])/([.K17]+[.O17])" office:value-type="float" office:value="0.073418311544457" calcext:value-type="float">
            <text:p>7,34E-02</text:p>
          </table:table-cell>
          <table:table-cell table:style-name="Default"/>
          <table:table-cell table:style-name="ce1"/>
          <table:table-cell table:style-name="ce46" table:formula="of:=([.K17]-[.S17])/([.K17]+[.S17])" office:value-type="float" office:value="0.0721455085722967" calcext:value-type="float">
            <text:p>7,21E-02</text:p>
          </table:table-cell>
          <table:table-cell table:style-name="ce1"/>
          <table:table-cell/>
          <table:table-cell table:style-name="ce46" table:formula="of:=([.Q17]-[.U17])/([.Q17]+[.U17])" office:value-type="float" office:value="0.978947568354104" calcext:value-type="float">
            <text:p>9,79E-01</text:p>
          </table:table-cell>
          <table:table-cell table:style-name="ce46" table:formula="of:=([.Q17]-[.S17])/([.Q17]+[.S17])" office:value-type="float" office:value="0.978892669127086" calcext:value-type="float">
            <text:p>9,79E-01</text:p>
          </table:table-cell>
          <table:table-cell table:number-columns-repeated="2"/>
          <table:table-cell table:style-name="ce46" table:formula="of:=([.S17]-[.W17])/([.S17]+[.W17])" office:value-type="float" office:value="0.00061052278367404" calcext:value-type="float">
            <text:p>6,11E-04</text:p>
          </table:table-cell>
          <table:table-cell table:style-name="ce46" table:formula="of:=([.U17]-[.W17])/([.U17]+[.W17])" office:value-type="float" office:value="-0.000705519929405276" calcext:value-type="float">
            <text:p>-7,06E-04</text:p>
          </table:table-cell>
          <table:table-cell table:number-columns-repeated="2"/>
          <table:table-cell table:style-name="ce46" table:formula="of:=([.Y17]-[.AC17])/([.Y17]+[.AC17])" office:value-type="float" office:value="-0.038903936297956" calcext:value-type="float">
            <text:p>-3,89E-02</text:p>
          </table:table-cell>
          <table:table-cell table:number-columns-repeated="2"/>
          <table:table-cell table:style-name="ce46" table:formula="of:=([.Y17]-[.S17])/([.Y17]+[.S17])" office:value-type="float" office:value="0.0583463980717952" calcext:value-type="float">
            <text:p>5,8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8]-[.I18])/([.E18]+[.I18])" office:value-type="float" office:value="0.993338437990656" calcext:value-type="float">
            <text:p>9,93E-01</text:p>
          </table:table-cell>
          <table:table-cell table:style-name="Default"/>
          <table:table-cell table:style-name="ce46" table:formula="of:=([.G18]-[.K18])/([.G18]+[.K18])" office:value-type="float" office:value="0.97740084047999" calcext:value-type="float">
            <text:p>9,77E-01</text:p>
          </table:table-cell>
          <table:table-cell table:style-name="Default" table:number-columns-repeated="3"/>
          <table:table-cell table:style-name="ce46" table:formula="of:=([.K18]-[.O18])/([.K18]+[.O18])" office:value-type="float" office:value="0.00920733333323144" calcext:value-type="float">
            <text:p>9,21E-03</text:p>
          </table:table-cell>
          <table:table-cell table:style-name="Default"/>
          <table:table-cell table:style-name="ce1"/>
          <table:table-cell table:style-name="ce46" table:formula="of:=([.K18]-[.S18])/([.K18]+[.S18])" office:value-type="float" office:value="0.00681245425359401" calcext:value-type="float">
            <text:p>6,81E-03</text:p>
          </table:table-cell>
          <table:table-cell table:style-name="ce1"/>
          <table:table-cell/>
          <table:table-cell table:style-name="ce46" table:formula="of:=([.Q18]-[.U18])/([.Q18]+[.U18])" office:value-type="float" office:value="0.00276861627653466" calcext:value-type="float">
            <text:p>2,77E-03</text:p>
          </table:table-cell>
          <table:table-cell table:style-name="ce46" table:formula="of:=([.Q18]-[.S18])/([.Q18]+[.S18])" office:value-type="float" office:value="0.00365981345293871" calcext:value-type="float">
            <text:p>3,66E-03</text:p>
          </table:table-cell>
          <table:table-cell table:number-columns-repeated="2"/>
          <table:table-cell table:style-name="ce46" table:formula="of:=([.S18]-[.W18])/([.S18]+[.W18])" office:value-type="float" office:value="-0.0317052018923138" calcext:value-type="float">
            <text:p>-3,17E-02</text:p>
          </table:table-cell>
          <table:table-cell table:style-name="ce46" table:formula="of:=([.U18]-[.W18])/([.U18]+[.W18])" office:value-type="float" office:value="-0.030814866386599" calcext:value-type="float">
            <text:p>-3,08E-02</text:p>
          </table:table-cell>
          <table:table-cell table:number-columns-repeated="2"/>
          <table:table-cell table:style-name="ce46" table:formula="of:=([.Y18]-[.AC18])/([.Y18]+[.AC18])" office:value-type="float" office:value="-0.0356189568307478" calcext:value-type="float">
            <text:p>-3,56E-02</text:p>
          </table:table-cell>
          <table:table-cell table:number-columns-repeated="2"/>
          <table:table-cell table:style-name="ce46" table:formula="of:=([.Y18]-[.S18])/([.Y18]+[.S18])" office:value-type="float" office:value="0.0755223718088374" calcext:value-type="float">
            <text:p>7,5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9]-[.I19])/([.E19]+[.I19])" office:value-type="float" office:value="0.000781920294538702" calcext:value-type="float">
            <text:p>7,82E-04</text:p>
          </table:table-cell>
          <table:table-cell table:style-name="Default"/>
          <table:table-cell table:style-name="ce46" table:formula="of:=([.G19]-[.K19])/([.G19]+[.K19])" office:value-type="float" office:value="-0.00597115037018025" calcext:value-type="float">
            <text:p>-5,97E-03</text:p>
          </table:table-cell>
          <table:table-cell table:style-name="Default" table:number-columns-repeated="3"/>
          <table:table-cell table:style-name="ce46" table:formula="of:=([.K19]-[.O19])/([.K19]+[.O19])" office:value-type="float" office:value="-0.0118799806933128" calcext:value-type="float">
            <text:p>-1,19E-02</text:p>
          </table:table-cell>
          <table:table-cell table:style-name="Default"/>
          <table:table-cell table:style-name="ce1"/>
          <table:table-cell table:style-name="ce46" table:formula="of:=([.K19]-[.S19])/([.K19]+[.S19])" office:value-type="float" office:value="-0.00131031853391253" calcext:value-type="float">
            <text:p>-1,31E-03</text:p>
          </table:table-cell>
          <table:table-cell table:style-name="ce1"/>
          <table:table-cell/>
          <table:table-cell table:style-name="ce46" table:formula="of:=([.Q19]-[.U19])/([.Q19]+[.U19])" office:value-type="float" office:value="-0.0152093199913203" calcext:value-type="float">
            <text:p>-1,52E-02</text:p>
          </table:table-cell>
          <table:table-cell table:style-name="ce46" table:formula="of:=([.Q19]-[.S19])/([.Q19]+[.S19])" office:value-type="float" office:value="-0.00739733077572807" calcext:value-type="float">
            <text:p>-7,40E-03</text:p>
          </table:table-cell>
          <table:table-cell table:number-columns-repeated="2"/>
          <table:table-cell table:style-name="ce46" table:formula="of:=([.S19]-[.W19])/([.S19]+[.W19])" office:value-type="float" office:value="-0.00876408495854335" calcext:value-type="float">
            <text:p>-8,76E-03</text:p>
          </table:table-cell>
          <table:table-cell table:style-name="ce46" table:formula="of:=([.U19]-[.W19])/([.U19]+[.W19])" office:value-type="float" office:value="-0.00095128186665675" calcext:value-type="float">
            <text:p>-9,51E-04</text:p>
          </table:table-cell>
          <table:table-cell table:number-columns-repeated="2"/>
          <table:table-cell table:style-name="ce46" table:formula="of:=([.Y19]-[.AC19])/([.Y19]+[.AC19])" office:value-type="float" office:value="-0.037845230934724" calcext:value-type="float">
            <text:p>-3,78E-02</text:p>
          </table:table-cell>
          <table:table-cell table:number-columns-repeated="2"/>
          <table:table-cell table:style-name="ce46" table:formula="of:=([.Y19]-[.S19])/([.Y19]+[.S19])" office:value-type="float" office:value="0.0876439008301974" calcext:value-type="float">
            <text:p>8,7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0]-[.I20])/([.E20]+[.I20])" office:value-type="float" office:value="0.993188936586098" calcext:value-type="float">
            <text:p>9,93E-01</text:p>
          </table:table-cell>
          <table:table-cell table:style-name="Default"/>
          <table:table-cell table:style-name="ce46" table:formula="of:=([.G20]-[.K20])/([.G20]+[.K20])" office:value-type="float" office:value="0.994059656745297" calcext:value-type="float">
            <text:p>9,94E-01</text:p>
          </table:table-cell>
          <table:table-cell table:style-name="Default" table:number-columns-repeated="3"/>
          <table:table-cell table:style-name="ce46" table:formula="of:=([.K20]-[.O20])/([.K20]+[.O20])" office:value-type="float" office:value="-0.0143607522168961" calcext:value-type="float">
            <text:p>-1,44E-02</text:p>
          </table:table-cell>
          <table:table-cell table:style-name="Default"/>
          <table:table-cell table:style-name="ce1"/>
          <table:table-cell table:style-name="ce46" table:formula="of:=([.K20]-[.S20])/([.K20]+[.S20])" office:value-type="float" office:value="-0.00442031997833364" calcext:value-type="float">
            <text:p>-4,42E-03</text:p>
          </table:table-cell>
          <table:table-cell table:style-name="ce1"/>
          <table:table-cell/>
          <table:table-cell table:style-name="ce46" table:formula="of:=([.Q20]-[.U20])/([.Q20]+[.U20])" office:value-type="float" office:value="0.9946529687324" calcext:value-type="float">
            <text:p>9,95E-01</text:p>
          </table:table-cell>
          <table:table-cell table:style-name="ce46" table:formula="of:=([.Q20]-[.S20])/([.Q20]+[.S20])" office:value-type="float" office:value="0.994669987234697" calcext:value-type="float">
            <text:p>9,95E-01</text:p>
          </table:table-cell>
          <table:table-cell table:number-columns-repeated="2"/>
          <table:table-cell table:style-name="ce46" table:formula="of:=([.S20]-[.W20])/([.S20]+[.W20])" office:value-type="float" office:value="-0.0190054309601429" calcext:value-type="float">
            <text:p>-1,90E-02</text:p>
          </table:table-cell>
          <table:table-cell table:style-name="ce46" table:formula="of:=([.U20]-[.W20])/([.U20]+[.W20])" office:value-type="float" office:value="-0.0174077598228701" calcext:value-type="float">
            <text:p>-1,74E-02</text:p>
          </table:table-cell>
          <table:table-cell table:number-columns-repeated="2"/>
          <table:table-cell table:style-name="ce46" table:formula="of:=([.Y20]-[.AC20])/([.Y20]+[.AC20])" office:value-type="float" office:value="-0.787768130433731" calcext:value-type="float">
            <text:p>-7,88E-01</text:p>
          </table:table-cell>
          <table:table-cell table:number-columns-repeated="2"/>
          <table:table-cell table:style-name="ce46" table:formula="of:=([.Y20]-[.S20])/([.Y20]+[.S20])" office:value-type="float" office:value="0.0616461687855433" calcext:value-type="float">
            <text:p>6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1]-[.I21])/([.E21]+[.I21])" office:value-type="float" office:value="0.14186891425312" calcext:value-type="float">
            <text:p>1,42E-01</text:p>
          </table:table-cell>
          <table:table-cell table:style-name="Default"/>
          <table:table-cell table:style-name="ce46" table:formula="of:=([.G21]-[.K21])/([.G21]+[.K21])" office:value-type="float" office:value="-0.973530503618042" calcext:value-type="float">
            <text:p>-9,74E-01</text:p>
          </table:table-cell>
          <table:table-cell table:style-name="Default" table:number-columns-repeated="3"/>
          <table:table-cell table:style-name="ce46" table:formula="of:=([.K21]-[.O21])/([.K21]+[.O21])" office:value-type="float" office:value="0.99981709082552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21]-[.S21])/([.K21]+[.S21])" office:value-type="float" office:value="0.999816130781024" calcext:value-type="float">
            <text:p>1,00E+00</text:p>
          </table:table-cell>
          <table:table-cell table:style-name="ce1"/>
          <table:table-cell/>
          <table:table-cell table:style-name="ce46" table:formula="of:=([.Q21]-[.U21])/([.Q21]+[.U21])" office:value-type="float" office:value="0.0420883881539051" calcext:value-type="float">
            <text:p>4,21E-02</text:p>
          </table:table-cell>
          <table:table-cell table:style-name="ce46" table:formula="of:=([.Q21]-[.S21])/([.Q21]+[.S21])" office:value-type="float" office:value="-0.00904090068345976" calcext:value-type="float">
            <text:p>-9,04E-03</text:p>
          </table:table-cell>
          <table:table-cell table:number-columns-repeated="2"/>
          <table:table-cell table:style-name="ce46" table:formula="of:=([.S21]-[.W21])/([.S21]+[.W21])" office:value-type="float" office:value="0.0455546586503888" calcext:value-type="float">
            <text:p>4,56E-02</text:p>
          </table:table-cell>
          <table:table-cell table:style-name="ce46" table:formula="of:=([.U21]-[.W21])/([.U21]+[.W21])" office:value-type="float" office:value="-0.00556814629376695" calcext:value-type="float">
            <text:p>-5,57E-03</text:p>
          </table:table-cell>
          <table:table-cell table:number-columns-repeated="2"/>
          <table:table-cell table:style-name="ce46" table:formula="of:=([.Y21]-[.AC21])/([.Y21]+[.AC21])" office:value-type="float" office:value="-0.0447820249188779" calcext:value-type="float">
            <text:p>-4,48E-02</text:p>
          </table:table-cell>
          <table:table-cell table:number-columns-repeated="2"/>
          <table:table-cell table:style-name="ce46" table:formula="of:=([.Y21]-[.S21])/([.Y21]+[.S21])" office:value-type="float" office:value="-0.00804213362657274" calcext:value-type="float">
            <text:p>-8,04E-03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2]-[.I22])/([.E22]+[.I22])" office:value-type="float" office:value="-0.00589036370280807" calcext:value-type="float">
            <text:p>-5,89E-03</text:p>
          </table:table-cell>
          <table:table-cell table:style-name="Default"/>
          <table:table-cell table:style-name="ce46" table:formula="of:=([.G22]-[.K22])/([.G22]+[.K2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2]-[.O22])/([.K22]+[.O22])" office:value-type="float" office:value="-0.0000000231614300887956" calcext:value-type="float">
            <text:p>-2,32E-08</text:p>
          </table:table-cell>
          <table:table-cell table:style-name="Default"/>
          <table:table-cell table:style-name="ce1"/>
          <table:table-cell table:style-name="ce46" table:formula="of:=([.K22]-[.S22])/([.K22]+[.S2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2]-[.U22])/([.Q22]+[.U22])" office:value-type="float" office:value="-0.00715531113833962" calcext:value-type="float">
            <text:p>-7,16E-03</text:p>
          </table:table-cell>
          <table:table-cell table:style-name="ce46" table:formula="of:=([.Q22]-[.S22])/([.Q22]+[.S22])" office:value-type="float" office:value="-0.0152192022708178" calcext:value-type="float">
            <text:p>-1,52E-02</text:p>
          </table:table-cell>
          <table:table-cell table:number-columns-repeated="2"/>
          <table:table-cell table:style-name="ce46" table:formula="of:=([.S22]-[.W22])/([.S22]+[.W22])" office:value-type="float" office:value="0.0196257648977099" calcext:value-type="float">
            <text:p>1,96E-02</text:p>
          </table:table-cell>
          <table:table-cell table:style-name="ce46" table:formula="of:=([.U22]-[.W22])/([.U22]+[.W22])" office:value-type="float" office:value="0.0115628256593997" calcext:value-type="float">
            <text:p>1,16E-02</text:p>
          </table:table-cell>
          <table:table-cell table:number-columns-repeated="2"/>
          <table:table-cell table:style-name="ce46" table:formula="of:=([.Y22]-[.AC22])/([.Y22]+[.AC22])" office:value-type="float" office:value="-0.0129112115694447" calcext:value-type="float">
            <text:p>-1,29E-02</text:p>
          </table:table-cell>
          <table:table-cell table:number-columns-repeated="2"/>
          <table:table-cell table:style-name="ce46" table:formula="of:=([.Y22]-[.S22])/([.Y22]+[.S22])" office:value-type="float" office:value="0.0539870139506206" calcext:value-type="float">
            <text:p>5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3]-[.I23])/([.E23]+[.I23])" office:value-type="float" office:value="0" calcext:value-type="float">
            <text:p>0,00E+00</text:p>
          </table:table-cell>
          <table:table-cell table:style-name="Default"/>
          <table:table-cell table:style-name="ce46" table:formula="of:=([.G23]-[.K23])/([.G23]+[.K2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3]-[.O23])/([.K23]+[.O23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3]-[.S23])/([.K23]+[.S23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3]-[.U23])/([.Q23]+[.U23])" office:value-type="float" office:value="0" calcext:value-type="float">
            <text:p>0,00E+00</text:p>
          </table:table-cell>
          <table:table-cell table:style-name="ce46" table:formula="of:=([.Q23]-[.S23])/([.Q23]+[.S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3]-[.W23])/([.S23]+[.W23])" office:value-type="float" office:value="0" calcext:value-type="float">
            <text:p>0,00E+00</text:p>
          </table:table-cell>
          <table:table-cell table:style-name="ce46" table:formula="of:=([.U23]-[.W23])/([.U23]+[.W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3]-[.AC23])/([.Y23]+[.AC23])" office:value-type="float" office:value="-0.0102013483409846" calcext:value-type="float">
            <text:p>-1,02E-02</text:p>
          </table:table-cell>
          <table:table-cell table:number-columns-repeated="2"/>
          <table:table-cell table:style-name="ce46" table:formula="of:=([.Y23]-[.S23])/([.Y23]+[.S23])" office:value-type="float" office:value="0.0277141314679941" calcext:value-type="float">
            <text:p>2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4]-[.I24])/([.E24]+[.I24])" office:value-type="float" office:value="0" calcext:value-type="float">
            <text:p>0,00E+00</text:p>
          </table:table-cell>
          <table:table-cell table:style-name="Default"/>
          <table:table-cell table:style-name="ce46" table:formula="of:=([.G24]-[.K24])/([.G24]+[.K24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4]-[.O24])/([.K24]+[.O24])" office:value-type="float" office:value="-0.00000149154517616889" calcext:value-type="float">
            <text:p>-1,49E-06</text:p>
          </table:table-cell>
          <table:table-cell table:style-name="Default"/>
          <table:table-cell table:style-name="ce1"/>
          <table:table-cell table:style-name="ce46" table:formula="of:=([.K24]-[.S24])/([.K24]+[.S24])" office:value-type="float" office:value="0.00898388316833342" calcext:value-type="float">
            <text:p>8,98E-03</text:p>
          </table:table-cell>
          <table:table-cell table:style-name="ce1"/>
          <table:table-cell/>
          <table:table-cell table:style-name="ce46" table:formula="of:=([.Q24]-[.U24])/([.Q24]+[.U24])" office:value-type="float" office:value="0" calcext:value-type="float">
            <text:p>0,00E+00</text:p>
          </table:table-cell>
          <table:table-cell table:style-name="ce46" table:formula="of:=([.Q24]-[.S24])/([.Q24]+[.S24])" office:value-type="float" office:value="0.00898388316833342" calcext:value-type="float">
            <text:p>8,98E-03</text:p>
          </table:table-cell>
          <table:table-cell table:number-columns-repeated="2"/>
          <table:table-cell table:style-name="ce46" table:formula="of:=([.S24]-[.W24])/([.S24]+[.W24])" office:value-type="float" office:value="-0.00898388316833342" calcext:value-type="float">
            <text:p>-8,98E-03</text:p>
          </table:table-cell>
          <table:table-cell table:style-name="ce46" table:formula="of:=([.U24]-[.W24])/([.U24]+[.W24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4]-[.AC24])/([.Y24]+[.AC24])" office:value-type="float" office:value="-0.902075763613397" calcext:value-type="float">
            <text:p>-9,02E-01</text:p>
          </table:table-cell>
          <table:table-cell table:number-columns-repeated="2"/>
          <table:table-cell table:style-name="ce46" table:formula="of:=([.Y24]-[.S24])/([.Y24]+[.S24])" office:value-type="float" office:value="0.0519045615941307" calcext:value-type="float">
            <text:p>5,19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5]-[.I25])/([.E25]+[.I25])" office:value-type="float" office:value="0" calcext:value-type="float">
            <text:p>0,00E+00</text:p>
          </table:table-cell>
          <table:table-cell table:style-name="Default"/>
          <table:table-cell table:style-name="ce46" table:formula="of:=([.G25]-[.K25])/([.G25]+[.K25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5]-[.O25])/([.K25]+[.O25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5]-[.S25])/([.K25]+[.S25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5]-[.U25])/([.Q25]+[.U25])" office:value-type="float" office:value="0.00139528139081836" calcext:value-type="float">
            <text:p>1,40E-03</text:p>
          </table:table-cell>
          <table:table-cell table:style-name="ce46" table:formula="of:=([.Q25]-[.S25])/([.Q25]+[.S25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5]-[.W25])/([.S25]+[.W25])" office:value-type="float" office:value="0" calcext:value-type="float">
            <text:p>0,00E+00</text:p>
          </table:table-cell>
          <table:table-cell table:style-name="ce46" table:formula="of:=([.U25]-[.W25])/([.U25]+[.W25])" office:value-type="float" office:value="-0.00139528139081836" calcext:value-type="float">
            <text:p>-1,40E-03</text:p>
          </table:table-cell>
          <table:table-cell table:number-columns-repeated="2"/>
          <table:table-cell table:style-name="ce46" table:formula="of:=([.Y25]-[.AC25])/([.Y25]+[.AC25])" office:value-type="float" office:value="-0.0113291589398771" calcext:value-type="float">
            <text:p>-1,13E-02</text:p>
          </table:table-cell>
          <table:table-cell table:number-columns-repeated="2"/>
          <table:table-cell table:style-name="ce46" table:formula="of:=([.Y25]-[.S25])/([.Y25]+[.S25])" office:value-type="float" office:value="0.0739777818192064" calcext:value-type="float">
            <text:p>7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6]-[.I26])/([.E26]+[.I26])" office:value-type="float" office:value="0.00147763181079224" calcext:value-type="float">
            <text:p>1,48E-03</text:p>
          </table:table-cell>
          <table:table-cell table:style-name="Default"/>
          <table:table-cell table:style-name="ce46" table:formula="of:=([.G26]-[.K26])/([.G26]+[.K26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6]-[.O26])/([.K26]+[.O26])" office:value-type="float" office:value="0.0000000042072432370576" calcext:value-type="float">
            <text:p>4,21E-09</text:p>
          </table:table-cell>
          <table:table-cell table:style-name="Default"/>
          <table:table-cell table:style-name="ce1"/>
          <table:table-cell table:style-name="ce46" table:formula="of:=([.K26]-[.S26])/([.K26]+[.S26])" office:value-type="float" office:value="-0.115812538930818" calcext:value-type="float">
            <text:p>-1,16E-01</text:p>
          </table:table-cell>
          <table:table-cell table:style-name="ce1"/>
          <table:table-cell/>
          <table:table-cell table:style-name="ce46" table:formula="of:=([.Q26]-[.U26])/([.Q26]+[.U26])" office:value-type="float" office:value="0" calcext:value-type="float">
            <text:p>0,00E+00</text:p>
          </table:table-cell>
          <table:table-cell table:style-name="ce46" table:formula="of:=([.Q26]-[.S26])/([.Q26]+[.S26])" office:value-type="float" office:value="-0.115812538930818" calcext:value-type="float">
            <text:p>-1,16E-01</text:p>
          </table:table-cell>
          <table:table-cell table:number-columns-repeated="2"/>
          <table:table-cell table:style-name="ce46" table:formula="of:=([.S26]-[.W26])/([.S26]+[.W26])" office:value-type="float" office:value="0.115812538930818" calcext:value-type="float">
            <text:p>1,16E-01</text:p>
          </table:table-cell>
          <table:table-cell table:style-name="ce46" table:formula="of:=([.U26]-[.W26])/([.U26]+[.W26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6]-[.AC26])/([.Y26]+[.AC26])" office:value-type="float" office:value="-0.0572786920257506" calcext:value-type="float">
            <text:p>-5,73E-02</text:p>
          </table:table-cell>
          <table:table-cell table:number-columns-repeated="2"/>
          <table:table-cell table:style-name="ce46" table:formula="of:=([.Y26]-[.S26])/([.Y26]+[.S26])" office:value-type="float" office:value="-0.0977028529234671" calcext:value-type="float">
            <text:p>-9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7]-[.I27])/([.E27]+[.I27])" office:value-type="float" office:value="0" calcext:value-type="float">
            <text:p>0,00E+00</text:p>
          </table:table-cell>
          <table:table-cell table:style-name="Default"/>
          <table:table-cell table:style-name="ce46" table:formula="of:=([.G27]-[.K27])/([.G27]+[.K27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7]-[.O27])/([.K27]+[.O27])" office:value-type="float" office:value="-0.0000000239156141115739" calcext:value-type="float">
            <text:p>-2,39E-08</text:p>
          </table:table-cell>
          <table:table-cell table:style-name="Default"/>
          <table:table-cell table:style-name="ce1"/>
          <table:table-cell table:style-name="ce46" table:formula="of:=([.K27]-[.S27])/([.K27]+[.S27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7]-[.U27])/([.Q27]+[.U27])" office:value-type="float" office:value="0.0940118501395636" calcext:value-type="float">
            <text:p>9,40E-02</text:p>
          </table:table-cell>
          <table:table-cell table:style-name="ce46" table:formula="of:=([.Q27]-[.S27])/([.Q27]+[.S2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7]-[.W27])/([.S27]+[.W27])" office:value-type="float" office:value="0.0472284094203379" calcext:value-type="float">
            <text:p>4,72E-02</text:p>
          </table:table-cell>
          <table:table-cell table:style-name="ce46" table:formula="of:=([.U27]-[.W27])/([.U27]+[.W27])" office:value-type="float" office:value="-0.0469920870022687" calcext:value-type="float">
            <text:p>-4,70E-02</text:p>
          </table:table-cell>
          <table:table-cell table:number-columns-repeated="2"/>
          <table:table-cell table:style-name="ce46" table:formula="of:=([.Y27]-[.AC27])/([.Y27]+[.AC27])" office:value-type="float" office:value="0.00745102498582754" calcext:value-type="float">
            <text:p>7,45E-03</text:p>
          </table:table-cell>
          <table:table-cell table:number-columns-repeated="2"/>
          <table:table-cell table:style-name="ce46" table:formula="of:=([.Y27]-[.S27])/([.Y27]+[.S27])" office:value-type="float" office:value="0.0384538529923199" calcext:value-type="float">
            <text:p>3,8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8]-[.I28])/([.E28]+[.I28])" office:value-type="float" office:value="0" calcext:value-type="float">
            <text:p>0,00E+00</text:p>
          </table:table-cell>
          <table:table-cell table:style-name="Default"/>
          <table:table-cell table:style-name="ce46" table:formula="of:=([.G28]-[.K28])/([.G28]+[.K28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8]-[.O28])/([.K28]+[.O28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8]-[.S28])/([.K28]+[.S28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8]-[.U28])/([.Q28]+[.U28])" office:value-type="float" office:value="-0.0169072777243139" calcext:value-type="float">
            <text:p>-1,69E-02</text:p>
          </table:table-cell>
          <table:table-cell table:style-name="ce46" table:formula="of:=([.Q28]-[.S28])/([.Q28]+[.S28])" office:value-type="float" office:value="-0.022497969990278" calcext:value-type="float">
            <text:p>-2,25E-02</text:p>
          </table:table-cell>
          <table:table-cell table:number-columns-repeated="2"/>
          <table:table-cell table:style-name="ce46" table:formula="of:=([.S28]-[.W28])/([.S28]+[.W28])" office:value-type="float" office:value="0" calcext:value-type="float">
            <text:p>0,00E+00</text:p>
          </table:table-cell>
          <table:table-cell table:style-name="ce46" table:formula="of:=([.U28]-[.W28])/([.U28]+[.W28])" office:value-type="float" office:value="-0.00559281965950067" calcext:value-type="float">
            <text:p>-5,59E-03</text:p>
          </table:table-cell>
          <table:table-cell table:number-columns-repeated="2"/>
          <table:table-cell table:style-name="ce46" table:formula="of:=([.Y28]-[.AC28])/([.Y28]+[.AC28])" office:value-type="float" office:value="-0.00481249720312057" calcext:value-type="float">
            <text:p>-4,81E-03</text:p>
          </table:table-cell>
          <table:table-cell table:number-columns-repeated="2"/>
          <table:table-cell table:style-name="ce46" table:formula="of:=([.Y28]-[.S28])/([.Y28]+[.S28])" office:value-type="float" office:value="0.0240154807873468" calcext:value-type="float">
            <text:p>2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9]-[.I29])/([.E29]+[.I29])" office:value-type="float" office:value="0" calcext:value-type="float">
            <text:p>0,00E+00</text:p>
          </table:table-cell>
          <table:table-cell table:style-name="Default"/>
          <table:table-cell table:style-name="ce46" table:formula="of:=([.G29]-[.K29])/([.G29]+[.K29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9]-[.O29])/([.K29]+[.O29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9]-[.S29])/([.K29]+[.S29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9]-[.U29])/([.Q29]+[.U29])" office:value-type="float" office:value="-0.000870599291769435" calcext:value-type="float">
            <text:p>-8,71E-04</text:p>
          </table:table-cell>
          <table:table-cell table:style-name="ce46" table:formula="of:=([.Q29]-[.S29])/([.Q29]+[.S29])" office:value-type="float" office:value="-0.000870599291769435" calcext:value-type="float">
            <text:p>-8,71E-04</text:p>
          </table:table-cell>
          <table:table-cell table:number-columns-repeated="2"/>
          <table:table-cell table:style-name="ce46" table:formula="of:=([.S29]-[.W29])/([.S29]+[.W29])" office:value-type="float" office:value="0" calcext:value-type="float">
            <text:p>0,00E+00</text:p>
          </table:table-cell>
          <table:table-cell table:style-name="ce46" table:formula="of:=([.U29]-[.W29])/([.U29]+[.W29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9]-[.AC29])/([.Y29]+[.AC29])" office:value-type="float" office:value="-0.0608414924822469" calcext:value-type="float">
            <text:p>-6,08E-02</text:p>
          </table:table-cell>
          <table:table-cell table:number-columns-repeated="2"/>
          <table:table-cell table:style-name="ce46" table:formula="of:=([.Y29]-[.S29])/([.Y29]+[.S29])" office:value-type="float" office:value="0.0214993120853654" calcext:value-type="float">
            <text:p>2,1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0]-[.I30])/([.E30]+[.I30])" office:value-type="float" office:value="0" calcext:value-type="float">
            <text:p>0,00E+00</text:p>
          </table:table-cell>
          <table:table-cell table:style-name="Default"/>
          <table:table-cell table:style-name="ce46" table:formula="of:=([.G30]-[.K30])/([.G30]+[.K30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0]-[.O30])/([.K30]+[.O30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0]-[.S30])/([.K30]+[.S30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0]-[.U30])/([.Q30]+[.U30])" office:value-type="float" office:value="0" calcext:value-type="float">
            <text:p>0,00E+00</text:p>
          </table:table-cell>
          <table:table-cell table:style-name="ce46" table:formula="of:=([.Q30]-[.S30])/([.Q30]+[.S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0]-[.W30])/([.S30]+[.W30])" office:value-type="float" office:value="0" calcext:value-type="float">
            <text:p>0,00E+00</text:p>
          </table:table-cell>
          <table:table-cell table:style-name="ce46" table:formula="of:=([.U30]-[.W30])/([.U30]+[.W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0]-[.AC30])/([.Y30]+[.AC30])" office:value-type="float" office:value="-0.0293104573735067" calcext:value-type="float">
            <text:p>-2,93E-02</text:p>
          </table:table-cell>
          <table:table-cell table:number-columns-repeated="2"/>
          <table:table-cell table:style-name="ce46" table:formula="of:=([.Y30]-[.S30])/([.Y30]+[.S30])" office:value-type="float" office:value="0.0298478969756929" calcext:value-type="float">
            <text:p>2,98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1]-[.I31])/([.E31]+[.I31])" office:value-type="float" office:value="0" calcext:value-type="float">
            <text:p>0,00E+00</text:p>
          </table:table-cell>
          <table:table-cell table:style-name="Default"/>
          <table:table-cell table:style-name="ce46" table:formula="of:=([.G31]-[.K31])/([.G31]+[.K31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1]-[.O31])/([.K31]+[.O31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1]-[.S31])/([.K31]+[.S31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1]-[.U31])/([.Q31]+[.U31])" office:value-type="float" office:value="-0.0382800472441184" calcext:value-type="float">
            <text:p>-3,83E-02</text:p>
          </table:table-cell>
          <table:table-cell table:style-name="ce46" table:formula="of:=([.Q31]-[.S31])/([.Q31]+[.S31])" office:value-type="float" office:value="-0.0382800472441184" calcext:value-type="float">
            <text:p>-3,83E-02</text:p>
          </table:table-cell>
          <table:table-cell table:number-columns-repeated="2"/>
          <table:table-cell table:style-name="ce46" table:formula="of:=([.S31]-[.W31])/([.S31]+[.W31])" office:value-type="float" office:value="0" calcext:value-type="float">
            <text:p>0,00E+00</text:p>
          </table:table-cell>
          <table:table-cell table:style-name="ce46" table:formula="of:=([.U31]-[.W31])/([.U31]+[.W31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1]-[.AC31])/([.Y31]+[.AC31])" office:value-type="float" office:value="-0.0234710274463238" calcext:value-type="float">
            <text:p>-2,35E-02</text:p>
          </table:table-cell>
          <table:table-cell table:number-columns-repeated="2"/>
          <table:table-cell table:style-name="ce46" table:formula="of:=([.Y31]-[.S31])/([.Y31]+[.S31])" office:value-type="float" office:value="0.0335791927109368" calcext:value-type="float">
            <text:p>3,3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2]-[.I32])/([.E32]+[.I32])" office:value-type="float" office:value="0" calcext:value-type="float">
            <text:p>0,00E+00</text:p>
          </table:table-cell>
          <table:table-cell table:style-name="Default"/>
          <table:table-cell table:style-name="ce46" table:formula="of:=([.G32]-[.K32])/([.G32]+[.K3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2]-[.O32])/([.K32]+[.O32])" office:value-type="float" office:value="0.0000000277784566142948" calcext:value-type="float">
            <text:p>2,78E-08</text:p>
          </table:table-cell>
          <table:table-cell table:style-name="Default"/>
          <table:table-cell table:style-name="ce1"/>
          <table:table-cell table:style-name="ce46" table:formula="of:=([.K32]-[.S32])/([.K32]+[.S3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2]-[.U32])/([.Q32]+[.U32])" office:value-type="float" office:value="0" calcext:value-type="float">
            <text:p>0,00E+00</text:p>
          </table:table-cell>
          <table:table-cell table:style-name="ce46" table:formula="of:=([.Q32]-[.S32])/([.Q32]+[.S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2]-[.W32])/([.S32]+[.W32])" office:value-type="float" office:value="0" calcext:value-type="float">
            <text:p>0,00E+00</text:p>
          </table:table-cell>
          <table:table-cell table:style-name="ce46" table:formula="of:=([.U32]-[.W32])/([.U32]+[.W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2]-[.AC32])/([.Y32]+[.AC32])" office:value-type="float" office:value="-0.0217033534041045" calcext:value-type="float">
            <text:p>-2,17E-02</text:p>
          </table:table-cell>
          <table:table-cell table:number-columns-repeated="2"/>
          <table:table-cell table:style-name="ce46" table:formula="of:=([.Y32]-[.S32])/([.Y32]+[.S32])" office:value-type="float" office:value="0.051608125996869" calcext:value-type="float">
            <text:p>5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3]-[.I33])/([.E33]+[.I33])" office:value-type="float" office:value="-0.00165352324885014" calcext:value-type="float">
            <text:p>-1,65E-03</text:p>
          </table:table-cell>
          <table:table-cell table:style-name="Default"/>
          <table:table-cell table:style-name="ce46" table:formula="of:=([.G33]-[.K33])/([.G33]+[.K3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3]-[.O33])/([.K33]+[.O33])" office:value-type="float" office:value="0.0000000169526614164283" calcext:value-type="float">
            <text:p>1,70E-08</text:p>
          </table:table-cell>
          <table:table-cell table:style-name="Default"/>
          <table:table-cell table:style-name="ce1"/>
          <table:table-cell table:style-name="ce46" table:formula="of:=([.K33]-[.S33])/([.K33]+[.S33])" office:value-type="float" office:value="-0.0168074514320229" calcext:value-type="float">
            <text:p>-1,68E-02</text:p>
          </table:table-cell>
          <table:table-cell table:style-name="ce1"/>
          <table:table-cell/>
          <table:table-cell table:style-name="ce46" table:formula="of:=([.Q33]-[.U33])/([.Q33]+[.U33])" office:value-type="float" office:value="0.0489860161268046" calcext:value-type="float">
            <text:p>4,90E-02</text:p>
          </table:table-cell>
          <table:table-cell table:style-name="ce46" table:formula="of:=([.Q33]-[.S33])/([.Q33]+[.S33])" office:value-type="float" office:value="-0.0151543493454499" calcext:value-type="float">
            <text:p>-1,52E-02</text:p>
          </table:table-cell>
          <table:table-cell table:number-columns-repeated="2"/>
          <table:table-cell table:style-name="ce46" table:formula="of:=([.S33]-[.W33])/([.S33]+[.W33])" office:value-type="float" office:value="-0.998544340750194" calcext:value-type="float">
            <text:p>-9,99E-01</text:p>
          </table:table-cell>
          <table:table-cell table:style-name="ce46" table:formula="of:=([.U33]-[.W33])/([.U33]+[.W33])" office:value-type="float" office:value="-0.998719583978078" calcext:value-type="float">
            <text:p>-9,99E-01</text:p>
          </table:table-cell>
          <table:table-cell table:number-columns-repeated="2"/>
          <table:table-cell table:style-name="ce46" table:formula="of:=([.Y33]-[.AC33])/([.Y33]+[.AC33])" office:value-type="float" office:value="-0.0537571130975443" calcext:value-type="float">
            <text:p>-5,38E-02</text:p>
          </table:table-cell>
          <table:table-cell table:number-columns-repeated="2"/>
          <table:table-cell table:style-name="ce46" table:formula="of:=([.Y33]-[.S33])/([.Y33]+[.S33])" office:value-type="float" office:value="0.0254082119602039" calcext:value-type="float">
            <text:p>2,5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4]-[.I34])/([.E34]+[.I34])" office:value-type="float" office:value="-0.0397941030291926" calcext:value-type="float">
            <text:p>-3,98E-02</text:p>
          </table:table-cell>
          <table:table-cell table:style-name="Default"/>
          <table:table-cell table:style-name="ce46" table:formula="of:=([.G34]-[.K34])/([.G34]+[.K34])" office:value-type="float" office:value="-0.985938685480633" calcext:value-type="float">
            <text:p>-9,86E-01</text:p>
          </table:table-cell>
          <table:table-cell table:style-name="Default" table:number-columns-repeated="3"/>
          <table:table-cell table:style-name="ce46" table:formula="of:=([.K34]-[.O34])/([.K34]+[.O34])" office:value-type="float" office:value="0.999952803161004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4]-[.S34])/([.K34]+[.S34])" office:value-type="float" office:value="0.9813191204939" calcext:value-type="float">
            <text:p>9,81E-01</text:p>
          </table:table-cell>
          <table:table-cell table:style-name="ce1"/>
          <table:table-cell/>
          <table:table-cell table:style-name="ce46" table:formula="of:=([.Q34]-[.U34])/([.Q34]+[.U34])" office:value-type="float" office:value="-0.153383348026733" calcext:value-type="float">
            <text:p>-1,53E-01</text:p>
          </table:table-cell>
          <table:table-cell table:style-name="ce46" table:formula="of:=([.Q34]-[.S34])/([.Q34]+[.S34])" office:value-type="float" office:value="-0.184596998313751" calcext:value-type="float">
            <text:p>-1,85E-01</text:p>
          </table:table-cell>
          <table:table-cell table:number-columns-repeated="2"/>
          <table:table-cell table:style-name="ce46" table:formula="of:=([.S34]-[.W34])/([.S34]+[.W34])" office:value-type="float" office:value="0.681588479939591" calcext:value-type="float">
            <text:p>6,82E-01</text:p>
          </table:table-cell>
          <table:table-cell table:style-name="ce46" table:formula="of:=([.U34]-[.W34])/([.U34]+[.W34])" office:value-type="float" office:value="0.664003511712216" calcext:value-type="float">
            <text:p>6,64E-01</text:p>
          </table:table-cell>
          <table:table-cell table:number-columns-repeated="2"/>
          <table:table-cell table:style-name="ce46" table:formula="of:=([.Y34]-[.AC34])/([.Y34]+[.AC34])" office:value-type="float" office:value="0.000524366485785354" calcext:value-type="float">
            <text:p>5,24E-04</text:p>
          </table:table-cell>
          <table:table-cell table:number-columns-repeated="2"/>
          <table:table-cell table:style-name="ce46" table:formula="of:=([.Y34]-[.S34])/([.Y34]+[.S34])" office:value-type="float" office:value="0.853412178044828" calcext:value-type="float">
            <text:p>8,53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5]-[.I35])/([.E35]+[.I35])" office:value-type="float" office:value="-0.303090189050583" calcext:value-type="float">
            <text:p>-3,03E-01</text:p>
          </table:table-cell>
          <table:table-cell table:style-name="Default"/>
          <table:table-cell table:style-name="ce46" table:formula="of:=([.G35]-[.K35])/([.G35]+[.K35])" office:value-type="float" office:value="-0.996854223638961" calcext:value-type="float">
            <text:p>-9,97E-01</text:p>
          </table:table-cell>
          <table:table-cell table:style-name="Default" table:number-columns-repeated="3"/>
          <table:table-cell table:style-name="ce46" table:formula="of:=([.K35]-[.O35])/([.K35]+[.O35])" office:value-type="float" office:value="0.999927642398633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5]-[.S35])/([.K35]+[.S35])" office:value-type="float" office:value="0.996861340359136" calcext:value-type="float">
            <text:p>9,97E-01</text:p>
          </table:table-cell>
          <table:table-cell table:style-name="ce1"/>
          <table:table-cell/>
          <table:table-cell table:style-name="ce46" table:formula="of:=([.Q35]-[.U35])/([.Q35]+[.U35])" office:value-type="float" office:value="0.110412160209162" calcext:value-type="float">
            <text:p>1,10E-01</text:p>
          </table:table-cell>
          <table:table-cell table:style-name="ce46" table:formula="of:=([.Q35]-[.S35])/([.Q35]+[.S35])" office:value-type="float" office:value="0.423330838015927" calcext:value-type="float">
            <text:p>4,23E-01</text:p>
          </table:table-cell>
          <table:table-cell table:number-columns-repeated="2"/>
          <table:table-cell table:style-name="ce46" table:formula="of:=([.S35]-[.W35])/([.S35]+[.W35])" office:value-type="float" office:value="-0.195270815486293" calcext:value-type="float">
            <text:p>-1,95E-01</text:p>
          </table:table-cell>
          <table:table-cell table:style-name="ce46" table:formula="of:=([.U35]-[.W35])/([.U35]+[.W35])" office:value-type="float" office:value="0.142099698082289" calcext:value-type="float">
            <text:p>1,42E-01</text:p>
          </table:table-cell>
          <table:table-cell table:number-columns-repeated="2"/>
          <table:table-cell table:style-name="ce46" table:formula="of:=([.Y35]-[.AC35])/([.Y35]+[.AC35])" office:value-type="float" office:value="0.00399211178636968" calcext:value-type="float">
            <text:p>3,99E-03</text:p>
          </table:table-cell>
          <table:table-cell table:number-columns-repeated="2"/>
          <table:table-cell table:style-name="ce46" table:formula="of:=([.Y35]-[.S35])/([.Y35]+[.S35])" office:value-type="float" office:value="0.980036726729192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6]-[.I36])/([.E36]+[.I36])" office:value-type="float" office:value="0.993494721974031" calcext:value-type="float">
            <text:p>9,93E-01</text:p>
          </table:table-cell>
          <table:table-cell table:style-name="Default"/>
          <table:table-cell table:style-name="ce46" table:formula="of:=([.G36]-[.K36])/([.G36]+[.K36])" office:value-type="float" office:value="0.98881228474932" calcext:value-type="float">
            <text:p>9,89E-01</text:p>
          </table:table-cell>
          <table:table-cell table:style-name="Default" table:number-columns-repeated="3"/>
          <table:table-cell table:style-name="ce46" table:formula="of:=([.K36]-[.O36])/([.K36]+[.O36])" office:value-type="float" office:value="-0.00114802792149067" calcext:value-type="float">
            <text:p>-1,15E-03</text:p>
          </table:table-cell>
          <table:table-cell table:style-name="Default"/>
          <table:table-cell table:style-name="ce1"/>
          <table:table-cell table:style-name="ce46" table:formula="of:=([.K36]-[.S36])/([.K36]+[.S36])" office:value-type="float" office:value="0.00495285539415897" calcext:value-type="float">
            <text:p>4,95E-03</text:p>
          </table:table-cell>
          <table:table-cell table:style-name="ce1"/>
          <table:table-cell/>
          <table:table-cell table:style-name="ce46" table:formula="of:=([.Q36]-[.U36])/([.Q36]+[.U36])" office:value-type="float" office:value="0.00764922896342614" calcext:value-type="float">
            <text:p>7,65E-03</text:p>
          </table:table-cell>
          <table:table-cell table:style-name="ce46" table:formula="of:=([.Q36]-[.S36])/([.Q36]+[.S36])" office:value-type="float" office:value="0.00842149685370732" calcext:value-type="float">
            <text:p>8,42E-03</text:p>
          </table:table-cell>
          <table:table-cell table:number-columns-repeated="2"/>
          <table:table-cell table:style-name="ce46" table:formula="of:=([.S36]-[.W36])/([.S36]+[.W36])" office:value-type="float" office:value="-0.0375073014348085" calcext:value-type="float">
            <text:p>-3,75E-02</text:p>
          </table:table-cell>
          <table:table-cell table:style-name="ce46" table:formula="of:=([.U36]-[.W36])/([.U36]+[.W36])" office:value-type="float" office:value="-0.0367360479467292" calcext:value-type="float">
            <text:p>-3,67E-02</text:p>
          </table:table-cell>
          <table:table-cell table:number-columns-repeated="2"/>
          <table:table-cell table:style-name="ce46" table:formula="of:=([.Y36]-[.AC36])/([.Y36]+[.AC36])" office:value-type="float" office:value="-0.00993542582752439" calcext:value-type="float">
            <text:p>-9,94E-03</text:p>
          </table:table-cell>
          <table:table-cell table:number-columns-repeated="2"/>
          <table:table-cell table:style-name="ce46" table:formula="of:=([.Y36]-[.S36])/([.Y36]+[.S36])" office:value-type="float" office:value="0.0403008137635895" calcext:value-type="float">
            <text:p>4,0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office:value-type="float" office:value="0" calcext:value-type="float">
            <text:p>0,00E+00</text:p>
          </table:table-cell>
          <table:table-cell table:style-name="Default"/>
          <table:table-cell table:style-name="ce46" table:formula="of:=([.G37]-[.K37])/([.G37]+[.K37])" office:value-type="float" office:value="-0.00575780131508451" calcext:value-type="float">
            <text:p>-5,76E-03</text:p>
          </table:table-cell>
          <table:table-cell table:style-name="Default" table:number-columns-repeated="3"/>
          <table:table-cell table:style-name="ce46" table:formula="of:=([.K37]-[.O37])/([.K37]+[.O37])" office:value-type="float" office:value="0.015244696618391" calcext:value-type="float">
            <text:p>1,52E-02</text:p>
          </table:table-cell>
          <table:table-cell table:style-name="Default"/>
          <table:table-cell table:style-name="ce1"/>
          <table:table-cell table:style-name="ce46" table:formula="of:=([.K37]-[.S37])/([.K37]+[.S37])" office:value-type="float" office:value="0.0146835332845913" calcext:value-type="float">
            <text:p>1,47E-02</text:p>
          </table:table-cell>
          <table:table-cell table:style-name="ce1"/>
          <table:table-cell/>
          <table:table-cell table:style-name="ce46" table:formula="of:=([.Q37]-[.U37])/([.Q37]+[.U37])" office:value-type="float" office:value="0.189942831729049" calcext:value-type="float">
            <text:p>1,90E-01</text:p>
          </table:table-cell>
          <table:table-cell table:style-name="ce46" table:formula="of:=([.Q37]-[.S37])/([.Q37]+[.S37])" office:value-type="float" office:value="-0.0256185794386442" calcext:value-type="float">
            <text:p>-2,56E-02</text:p>
          </table:table-cell>
          <table:table-cell table:number-columns-repeated="2"/>
          <table:table-cell table:style-name="ce46" table:formula="of:=([.S37]-[.W37])/([.S37]+[.W37])" office:value-type="float" office:value="0.214517554690638" calcext:value-type="float">
            <text:p>2,15E-01</text:p>
          </table:table-cell>
          <table:table-cell table:style-name="ce46" table:formula="of:=([.U37]-[.W37])/([.U37]+[.W3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7]-[.AC37])/([.Y37]+[.AC37])" office:value-type="float" office:value="-0.00415802483863013" calcext:value-type="float">
            <text:p>-4,16E-03</text:p>
          </table:table-cell>
          <table:table-cell table:number-columns-repeated="2"/>
          <table:table-cell table:style-name="ce46" table:formula="of:=([.Y37]-[.S37])/([.Y37]+[.S37])" office:value-type="float" office:value="0.0346996331395574" calcext:value-type="float">
            <text:p>3,4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8]-[.I38])/([.E38]+[.I38])" office:value-type="float" office:value="0.172105112903515" calcext:value-type="float">
            <text:p>1,72E-01</text:p>
          </table:table-cell>
          <table:table-cell table:style-name="Default"/>
          <table:table-cell table:style-name="ce46" table:formula="of:=([.G38]-[.K38])/([.G38]+[.K38])" office:value-type="float" office:value="-0.980099196797506" calcext:value-type="float">
            <text:p>-9,80E-01</text:p>
          </table:table-cell>
          <table:table-cell table:style-name="Default" table:number-columns-repeated="3"/>
          <table:table-cell table:style-name="ce46" table:formula="of:=([.K38]-[.O38])/([.K38]+[.O38])" office:value-type="float" office:value="0.99988653766599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8]-[.S38])/([.K38]+[.S38])" office:value-type="float" office:value="0.991929296655684" calcext:value-type="float">
            <text:p>9,92E-01</text:p>
          </table:table-cell>
          <table:table-cell table:style-name="ce1"/>
          <table:table-cell/>
          <table:table-cell table:style-name="ce46" table:formula="of:=([.Q38]-[.U38])/([.Q38]+[.U38])" office:value-type="float" office:value="0.98668877473354" calcext:value-type="float">
            <text:p>9,87E-01</text:p>
          </table:table-cell>
          <table:table-cell table:style-name="ce46" table:formula="of:=([.Q38]-[.S38])/([.Q38]+[.S38])" office:value-type="float" office:value="0.330522033636199" calcext:value-type="float">
            <text:p>3,31E-01</text:p>
          </table:table-cell>
          <table:table-cell table:number-columns-repeated="2"/>
          <table:table-cell table:style-name="ce46" table:formula="of:=([.S38]-[.W38])/([.S38]+[.W38])" office:value-type="float" office:value="-0.197955197005265" calcext:value-type="float">
            <text:p>-1,98E-01</text:p>
          </table:table-cell>
          <table:table-cell table:style-name="ce46" table:formula="of:=([.U38]-[.W38])/([.U38]+[.W38])" office:value-type="float" office:value="-0.982327118993108" calcext:value-type="float">
            <text:p>-9,82E-01</text:p>
          </table:table-cell>
          <table:table-cell table:number-columns-repeated="2"/>
          <table:table-cell table:style-name="ce46" table:formula="of:=([.Y38]-[.AC38])/([.Y38]+[.AC38])" office:value-type="float" office:value="0.000984278555947413" calcext:value-type="float">
            <text:p>9,84E-04</text:p>
          </table:table-cell>
          <table:table-cell table:number-columns-repeated="2"/>
          <table:table-cell table:style-name="ce46" table:formula="of:=([.Y38]-[.S38])/([.Y38]+[.S38])" office:value-type="float" office:value="0.980045264184684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9]-[.I39])/([.E39]+[.I39])" office:value-type="float" office:value="0.0362530251194344" calcext:value-type="float">
            <text:p>3,63E-02</text:p>
          </table:table-cell>
          <table:table-cell table:style-name="Default"/>
          <table:table-cell table:style-name="ce46" table:formula="of:=([.G39]-[.K39])/([.G39]+[.K39])" office:value-type="float" office:value="-0.997983009660382" calcext:value-type="float">
            <text:p>-9,98E-01</text:p>
          </table:table-cell>
          <table:table-cell table:style-name="Default" table:number-columns-repeated="3"/>
          <table:table-cell table:style-name="ce46" table:formula="of:=([.K39]-[.O39])/([.K39]+[.O39])" office:value-type="float" office:value="0.999979420514205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9]-[.S39])/([.K39]+[.S39])" office:value-type="float" office:value="0.940490648928944" calcext:value-type="float">
            <text:p>9,40E-01</text:p>
          </table:table-cell>
          <table:table-cell table:style-name="ce1"/>
          <table:table-cell/>
          <table:table-cell table:style-name="ce46" table:formula="of:=([.Q39]-[.U39])/([.Q39]+[.U39])" office:value-type="float" office:value="-0.552157813605982" calcext:value-type="float">
            <text:p>-5,52E-01</text:p>
          </table:table-cell>
          <table:table-cell table:style-name="ce46" table:formula="of:=([.Q39]-[.S39])/([.Q39]+[.S39])" office:value-type="float" office:value="-0.956879968875567" calcext:value-type="float">
            <text:p>-9,57E-01</text:p>
          </table:table-cell>
          <table:table-cell table:number-columns-repeated="2"/>
          <table:table-cell table:style-name="ce46" table:formula="of:=([.S39]-[.W39])/([.S39]+[.W39])" office:value-type="float" office:value="0.00546153129909966" calcext:value-type="float">
            <text:p>5,46E-03</text:p>
          </table:table-cell>
          <table:table-cell table:style-name="ce46" table:formula="of:=([.U39]-[.W39])/([.U39]+[.W39])" office:value-type="float" office:value="-0.856649396458321" calcext:value-type="float">
            <text:p>-8,57E-01</text:p>
          </table:table-cell>
          <table:table-cell table:number-columns-repeated="2"/>
          <table:table-cell table:style-name="ce46" table:formula="of:=([.Y39]-[.AC39])/([.Y39]+[.AC39])" office:value-type="float" office:value="-0.000496618196471072" calcext:value-type="float">
            <text:p>-4,97E-04</text:p>
          </table:table-cell>
          <table:table-cell table:number-columns-repeated="2"/>
          <table:table-cell table:style-name="ce46" table:formula="of:=([.Y39]-[.S39])/([.Y39]+[.S39])" office:value-type="float" office:value="0.371647861331892" calcext:value-type="float">
            <text:p>3,72E-01</text:p>
          </table:table-cell>
          <table:table-cell table:number-columns-repeated="996"/>
        </table:table-row>
        <table:table-row table:style-name="ro1" table:number-rows-repeated="2">
          <table:table-cell table:style-name="Default" table:number-columns-repeated="6"/>
          <table:table-cell table:style-name="ce46"/>
          <table:table-cell table:style-name="Default" table:number-columns-repeated="5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8" office:value-type="string" calcext:value-type="string">
            <text:p>GAP</text:p>
          </table:table-cell>
          <table:table-cell table:style-name="ce18" table:number-columns-repeated="3"/>
          <table:table-cell table:style-name="ce48" table:formula="of:=SUM([.E41:.E64])" office:value-type="float" office:value="2.0088766248194" calcext:value-type="float">
            <text:p>2,01E+00</text:p>
          </table:table-cell>
          <table:table-cell table:style-name="ce18"/>
          <table:table-cell table:style-name="ce48" table:formula="of:=SUM([.G41:.G64])" office:value-type="float" office:value="-2.01705926372321" calcext:value-type="float">
            <text:p>-2,02E+00</text:p>
          </table:table-cell>
          <table:table-cell table:style-name="ce18" table:number-columns-repeated="3"/>
          <table:table-cell table:style-name="ce48" table:formula="of:=SUM([.K41:.K64])" office:value-type="float" office:value="5.04756201290336" calcext:value-type="float">
            <text:p>5,05E+00</text:p>
          </table:table-cell>
          <table:table-cell table:style-name="ce18"/>
          <table:table-cell table:style-name="ce4"/>
          <table:table-cell table:style-name="ce48" table:formula="of:=SUM([.N41:.N64])" office:value-type="float" office:value="4.88196416491684" calcext:value-type="float">
            <text:p>4,88E+00</text:p>
          </table:table-cell>
          <table:table-cell table:style-name="ce4" table:number-columns-repeated="2"/>
          <table:table-cell table:style-name="ce48" table:formula="of:=SUM([.Q41:.Q64])" office:value-type="float" office:value="2.67230869329611" calcext:value-type="float">
            <text:p>2,67E+00</text:p>
          </table:table-cell>
          <table:table-cell table:style-name="ce48" table:formula="of:=SUM([.R41:.R64])" office:value-type="float" office:value="1.33641796850587" calcext:value-type="float">
            <text:p>1,34E+00</text:p>
          </table:table-cell>
          <table:table-cell table:style-name="ce59"/>
          <table:table-cell table:style-name="ce4"/>
          <table:table-cell table:style-name="ce48" table:formula="of:=SUM([.U41:.U64])" office:value-type="float" office:value="-0.363632847784758" calcext:value-type="float">
            <text:p>-3,64E-01</text:p>
          </table:table-cell>
          <table:table-cell table:style-name="ce48" table:formula="of:=SUM([.V41:.V64])" office:value-type="float" office:value="-2.18191456234618" calcext:value-type="float">
            <text:p>-2,18E+00</text:p>
          </table:table-cell>
          <table:table-cell table:style-name="ce59"/>
          <table:table-cell table:style-name="ce4"/>
          <table:table-cell table:style-name="ce48" table:formula="of:=SUM([.Y41:.Y64])" office:value-type="float" office:value="-2.95380128809606" calcext:value-type="float">
            <text:p>-2,95E+00</text:p>
          </table:table-cell>
          <table:table-cell table:style-name="ce4"/>
          <table:table-cell table:style-name="ce59"/>
          <table:table-cell table:style-name="ce48" table:formula="of:=SUM([.AB41:.AB64])" office:value-type="float" office:value="3.92893083832464" calcext:value-type="float">
            <text:p>3,93E+00</text:p>
          </table:table-cell>
          <table:table-cell table:style-name="ce59"/>
          <table:table-cell table:style-name="ce4" table:number-columns-repeated="995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13:07:11.36337101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4T13:18:22.544257519</dc:date>
    <meta:editing-duration>PT2H20M54S</meta:editing-duration>
    <meta:editing-cycles>14</meta:editing-cycles>
    <meta:generator>LibreOffice/5.4.6.2$Linux_X86_64 LibreOffice_project/40m0$Build-2</meta:generator>
    <meta:document-statistic meta:table-count="1" meta:cell-count="1007" meta:object-count="0"/>
  </office:meta>
</office:document-meta>
</file>